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style:text-position="super 59%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T9" style:parent-style-name="DefaultParagraphFont" style:family="text">
      <style:text-properties style:text-position="super 59%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T1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achine Learning Algorithm Updates</text:p>
      <text:p text:style-name="Normal">Nicholas Powell</text:p>
      <text:p text:style-name="Normal"/>
      <text:p text:style-name="Normal"><text:span text:style-name="T2">January 27</text:span><text:span text:style-name="T3">th</text:span><text:span text:style-name="T4">, 2025:</text:span></text:p>
      <text:list text:style-name="LFO1" text:continue-numbering="true">
        <text:list-item>
          <text:p text:style-name="P5">GUI added to allow user to choose between training, validation, and testing</text:p>
          <text:list text:continue-numbering="true">
            <text:list-item>
              <text:p text:style-name="P6">Plots training loss versus epoch</text:p>
            </text:list-item>
            <text:list-item>
              <text:p text:style-name="P7">Logs loss below the updating plot</text:p>
            </text:list-item>
          </text:list>
        </text:list-item>
        <text:list-item>
          <text:p text:style-name="P8">Validation performed on every 5<text:span text:style-name="T9">th</text:span><text:s/>epoch to track progress</text:p>
        </text:list-item>
        <text:list-item>
          <text:p text:style-name="P10">Looks like the model is “overfitting” – training loss decreases well (from ~500 to under 1), but the validation loss stays high (300-400)</text:p>
          <text:list text:continue-numbering="true">
            <text:list-item>
              <text:p text:style-name="P11">Per ChatGPT, I added regularization techniques into the model:</text:p>
              <text:list text:continue-numbering="true">
                <text:list-item>
                  <text:p text:style-name="P12">1. Dropout: added after the fully connected layers (fc1 and fc2) to randomly drop some of the neurons during training</text:p>
                  <text:list text:continue-numbering="true">
                    <text:list-item>
                      <text:p text:style-name="P13"> <text:s/>self.dropout = nn.Dropout(0.5) means 50% of the neurons will be randomly dropped.</text:p>
                    </text:list-item>
                    <text:list-item>
                      <text:p text:style-name="P14"> <text:s/>Dropout is applied in the forward function with self.dropout(self.fc1(x)) and self.dropout(self.fc2(x)).</text:p>
                    </text:list-item>
                  </text:list>
                </text:list-item>
                <text:list-item>
                  <text:p text:style-name="P15">2. L2 regularization (weight decay): applied directly in the optimizer</text:p>
                  <text:list text:continue-numbering="true">
                    <text:list-item>
                      <text:p text:style-name="P16">optimizer = optim.Adam(model.parameters(), lr=0.001, weight_decay=1e-5) uses a small weight decay value (1e-5), which can be adjusted depending on your model’s performance.</text:p>
                    </text:list-item>
                  </text:list>
                </text:list-item>
                <text:list-item>
                  <text:p text:style-name="P17"><text:span text:style-name="T18">Result</text:span><text:span text:style-name="T19">:<text:s/></text:span>Not much; validation loss still remains high, around 300-350, with little trend either up or dow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holas Powell</meta:initial-creator>
    <dc:creator>Nicholas Powell</dc:creator>
    <meta:creation-date>2025-01-27T20:31:00Z</meta:creation-date>
    <dc:date>2025-01-27T20:48:00Z</dc:date>
    <meta:template xlink:href="Normal" xlink:type="simple"/>
    <meta:editing-cycles>1</meta:editing-cycles>
    <meta:editing-duration>PT1020S</meta:editing-duration>
    <meta:document-statistic meta:page-count="1" meta:paragraph-count="2" meta:word-count="169" meta:character-count="1134" meta:row-count="8" meta:non-whitespace-character-count="967"/>
  </office:meta>
</office:document-meta>
</file>